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2.01mm"/>
    </style:style>
    <style:style style:name="co11" style:family="table-column">
      <style:table-column-properties fo:break-before="auto" style:column-width="150mm"/>
    </style:style>
    <style:style style:name="co12" style:family="table-column">
      <style:table-column-properties fo:break-before="auto" style:column-width="64.24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27.89mm"/>
    </style:style>
    <style:style style:name="co9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152.4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104.35mm"/>
    </style:style>
    <style:style style:name="co20" style:family="table-column">
      <style:table-column-properties fo:break-before="auto" style:column-width="135.06mm"/>
    </style:style>
    <style:style style:name="co21" style:family="table-column">
      <style:table-column-properties fo:break-before="auto" style:column-width="13.65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7.9mm"/>
    </style:style>
    <style:style style:name="co25" style:family="table-column">
      <style:table-column-properties fo:break-before="auto" style:column-width="62.05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19.81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3.85mm"/>
    </style:style>
    <style:style style:name="co30" style:family="table-column">
      <style:table-column-properties fo:break-before="auto" style:column-width="121.27mm"/>
    </style:style>
    <style:style style:name="co31" style:family="table-column">
      <style:table-column-properties fo:break-before="auto" style:column-width="18.38mm"/>
    </style:style>
    <style:style style:name="co32" style:family="table-column">
      <style:table-column-properties fo:break-before="auto" style:column-width="90.4mm"/>
    </style:style>
    <style:style style:name="co33" style:family="table-column">
      <style:table-column-properties fo:break-before="auto" style:column-width="56.32mm"/>
    </style:style>
    <style:style style:name="co34" style:family="table-column">
      <style:table-column-properties fo:break-before="auto" style:column-width="20.9mm"/>
    </style:style>
    <style:style style:name="co35" style:family="table-column">
      <style:table-column-properties fo:break-before="auto" style:column-width="40.55mm"/>
    </style:style>
    <style:style style:name="co36" style:family="table-column">
      <style:table-column-properties fo:break-before="auto" style:column-width="26.92mm"/>
    </style:style>
    <style:style style:name="co37" style:family="table-column">
      <style:table-column-properties fo:break-before="auto" style:column-width="37.62mm"/>
    </style:style>
    <style:style style:name="co38" style:family="table-column">
      <style:table-column-properties fo:break-before="auto" style:column-width="26.65mm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4.94mm" fo:break-before="auto" style:use-optimal-row-height="true"/>
    </style:style>
    <style:style style:name="ro7" style:family="table-row">
      <style:table-row-properties style:row-height="39.3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4.99mm" fo:break-before="auto" style:use-optimal-row-height="true"/>
    </style:style>
    <style:style style:name="ro10" style:family="table-row">
      <style:table-row-properties style:row-height="5.31mm" fo:break-before="auto" style:use-optimal-row-height="true"/>
    </style:style>
    <style:style style:name="ro11" style:family="table-row">
      <style:table-row-properties style:row-height="10.2mm" fo:break-before="auto" style:use-optimal-row-height="true"/>
    </style:style>
    <style:style style:name="ro12" style:family="table-row">
      <style:table-row-properties style:row-height="39.51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6.51mm" fo:break-before="auto" style:use-optimal-row-height="false"/>
    </style:style>
    <style:style style:name="ro15" style:family="table-row">
      <style:table-row-properties style:row-height="50.01mm" fo:break-before="auto" style:use-optimal-row-height="false"/>
    </style:style>
    <style:style style:name="ro16" style:family="table-row">
      <style:table-row-properties style:row-height="6.3mm" fo:break-before="auto" style:use-optimal-row-height="fals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/>
    </style:style>
    <style:style style:name="ce18" style:family="table-cell" style:parent-style-name="Default">
      <style:table-cell-properties fo:wrap-option="wrap" style:vertical-align="top"/>
      <style:text-properties style:text-position=""/>
    </style:style>
    <style:style style:name="ce19" style:family="table-cell" style:parent-style-name="Default">
      <style:table-cell-properties fo:wrap-option="wrap" style:vertical-align="top"/>
      <style:text-properties style:text-position="" style:font-name="Droid Sans Mono"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text-position="" style:font-name="Droid Sans Mono"/>
    </style:style>
    <style:style style:name="ce21" style:family="table-cell" style:parent-style-name="Default">
      <style:table-cell-properties fo:wrap-option="wrap" style:vertical-align="top"/>
      <style:text-properties style:text-position="" style:font-name="Droid Sans Mono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13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1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Droid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7" style:family="table-cell" style:parent-style-name="Default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8" style:family="table-cell" style:parent-style-name="Default" style:data-style-name="N100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29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30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/>
    </style:style>
    <style:style style:name="ce34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fo:wrap-option="wrap" style:vertical-align="top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wrap-option="wrap" style:vertical-align="top"/>
      <style:text-properties style:font-name="Droid Sans Mono"/>
    </style:style>
    <style:style style:name="ce37" style:family="table-cell" style:parent-style-name="Default">
      <style:table-cell-properties fo:wrap-option="wrap" style:vertical-align="top"/>
      <style:text-properties style:font-name="Droid Sans Mono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31" table:default-cell-style-name="ce9"/>
        <table:table-column table:style-name="co32" table:default-cell-style-name="ce14"/>
        <table:table-column table:style-name="co33" table:default-cell-style-name="ce22"/>
        <table:table-column table:style-name="co34" table:default-cell-style-name="ce25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9" table:number-columns-repeated="1016" table:default-cell-style-name="ce22"/>
        <table:table-row table:style-name="ro14">
          <table:table-cell table:style-name="ce7" office:value-type="string" calcext:value-type="string">
            <text:p>No</text:p>
          </table:table-cell>
          <table:table-cell table:style-name="ce10" office:value-type="string" calcext:value-type="string">
            <text:p>Designator</text:p>
          </table:table-cell>
          <table:table-cell table:style-name="ce15" office:value-type="string" calcext:value-type="string">
            <text:p>Package</text:p>
          </table:table-cell>
          <table:table-cell table:style-name="ce24" office:value-type="string" calcext:value-type="string">
            <text:p>Quantity</text:p>
          </table:table-cell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Digi PN</text:p>
          </table:table-cell>
          <table:table-cell table:style-name="ce15" office:value-type="string" calcext:value-type="string">
            <text:p>Mfr.</text:p>
          </table:table-cell>
          <table:table-cell table:style-name="ce15" office:value-type="string" calcext:value-type="string">
            <text:p>Mfg PN</text:p>
          </table:table-cell>
          <table:table-cell table:style-name="ce15" office:value-type="string" calcext:value-type="string">
            <text:p>Decription</text:p>
          </table:table-cell>
          <table:table-cell table:style-name="ce15" office:value-type="string" calcext:value-type="string">
            <text:p>Link</text:p>
          </table:table-cell>
          <table:table-cell table:style-name="ce15" table:number-columns-repeated="1014"/>
        </table:table-row>
        <table:table-row table:style-name="ro1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SKST-2007D</text:p>
          </table:table-cell>
          <table:table-cell office:value-type="string" calcext:value-type="string">
            <text:p>Soin Ltd.</text:p>
          </table:table-cell>
          <table:table-cell office:value-type="string" calcext:value-type="string">
            <text:p>KST-2007D</text:p>
          </table:table-cell>
          <table:table-cell office:value-type="string" calcext:value-type="string">
            <text:p>HOLDER COIN CELL 20MM SMD</text:p>
          </table:table-cell>
          <table:table-cell table:number-columns-repeated="1015"/>
        </table:table-row>
        <table:table-row table:style-name="ro1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30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EEF-HX1E220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HX1E220R</text:p>
          </table:table-cell>
          <table:table-cell office:value-type="string" calcext:value-type="string">
            <text:p>CAP ALUM POLY 22UF 20% 25V SMD</text:p>
          </table:table-cell>
          <table:table-cell table:style-name="ce31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Semtech Corporation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product-detail/en/semtech-corporation/RCLAMP0854P.TCT/RCLAMP0854P.TCTCT-ND/5113720" xlink:type="simple">https://www.digikey.com/product-detail/en/semtech-corporation/RCLAMP0854P.TCT/RCLAMP0854P.TCTCT-ND/5113720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26" office:value-type="float" office:value="320010561" calcext:value-type="float">
            <text:p>320010561</text:p>
          </table:table-cell>
          <table:table-cell table:style-name="ce27" office:value-type="string" calcext:value-type="string">
            <text:p>D G Yuliang</text:p>
          </table:table-cell>
          <table:table-cell table:style-name="ce28" office:value-type="string" calcext:value-type="string">
            <text:p>YL-001</text:p>
          </table:table-cell>
          <table:table-cell table:style-name="ce29" office:value-type="string" calcext:value-type="string">
            <text:p>CONN RCPT MICRO USB R/A SMD</text:p>
          </table:table-cell>
          <table:table-cell table:number-columns-repeated="1015"/>
        </table:table-row>
        <table:table-row table:style-name="ro14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4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style-name="ce23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5"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23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4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4"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10" office:value-type="string" calcext:value-type="string">
            <text:p>DNP</text:p>
          </table:table-cell>
          <table:table-cell table:number-columns-repeated="1022"/>
        </table:table-row>
        <table:table-row table:style-name="ro16">
          <table:table-cell/>
          <table:table-cell table:style-name="ce11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16" table:number-rows-repeated="1048534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17"/>
        <table:table-column table:style-name="co11" table:default-cell-style-name="ce20"/>
        <table:table-column table:style-name="co12" table:default-cell-style-name="ce20"/>
        <table:table-column table:style-name="co13" table:default-cell-style-name="ce17"/>
        <table:table-column table:style-name="co14" table:default-cell-style-name="ce20"/>
        <table:table-column table:style-name="co15" table:default-cell-style-name="ce20"/>
        <table:table-column table:style-name="co9" table:number-columns-repeated="1018" table:default-cell-style-name="ce20"/>
        <table:table-row table:style-name="ro5">
          <table:table-cell table:style-name="ce16" office:value-type="string" calcext:value-type="string">
            <text:p>Id</text:p>
          </table:table-cell>
          <table:table-cell table:style-name="ce19" office:value-type="string" calcext:value-type="string">
            <text:p>Designator</text:p>
          </table:table-cell>
          <table:table-cell table:style-name="ce19" office:value-type="string" calcext:value-type="string">
            <text:p>Package</text:p>
          </table:table-cell>
          <table:table-cell table:style-name="ce16" office:value-type="string" calcext:value-type="string">
            <text:p>Quantity</text:p>
          </table:table-cell>
          <table:table-cell table:style-name="ce19" office:value-type="string" calcext:value-type="string">
            <text:p>Designation</text:p>
          </table:table-cell>
          <table:table-cell table:style-name="ce19" office:value-type="string" calcext:value-type="string">
            <text:p>Supplier and ref</text:p>
          </table:table-cell>
          <table:table-cell table:style-name="ce19"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_SKST-2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seeed-320010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R3,R6,R7,R10,R11,R12,R13,R24,R2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8" table:number-rows-repeated="6">
          <table:table-cell table:style-name="ce18"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8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6" table:number-columns-repeated="2" table:default-cell-style-name="ce17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visibility="collapse" table:default-cell-style-name="ce20"/>
        <table:table-column table:style-name="co21" table:visibility="collapse" table:default-cell-style-name="ce20"/>
        <table:table-column table:style-name="co22" table:visibility="collapse" table:default-cell-style-name="ce20"/>
        <table:table-column table:style-name="co23" table:visibility="collapse" table:default-cell-style-name="ce20"/>
        <table:table-column table:style-name="co24" table:visibility="collapse" table:default-cell-style-name="ce20"/>
        <table:table-column table:style-name="co25" table:visibility="collapse" table:default-cell-style-name="ce20"/>
        <table:table-column table:style-name="co26" table:visibility="collapse" table:default-cell-style-name="ce20"/>
        <table:table-column table:style-name="co27" table:visibility="collapse" table:default-cell-style-name="ce20"/>
        <table:table-column table:style-name="co28" table:visibility="collapse" table:default-cell-style-name="ce20"/>
        <table:table-column table:style-name="co29" table:visibility="collapse" table:default-cell-style-name="ce20"/>
        <table:table-column table:style-name="co30" table:visibility="collapse" table:default-cell-style-name="ce20"/>
        <table:table-column table:style-name="co9" table:number-columns-repeated="1008" table:default-cell-style-name="ce20"/>
        <table:table-row table:style-name="ro6">
          <table:table-cell table:style-name="ce16" office:value-type="string" calcext:value-type="string">
            <text:p>Sr No</text:p>
          </table:table-cell>
          <table:table-cell table:style-name="ce16" office:value-type="string" calcext:value-type="string">
            <text:p><text:s/>Quantity</text:p>
          </table:table-cell>
          <table:table-cell table:style-name="ce19" office:value-type="string" calcext:value-type="string">
            <text:p><text:s/>Reference</text:p>
          </table:table-cell>
          <table:table-cell table:style-name="ce19" office:value-type="string" calcext:value-type="string">
            <text:p><text:s/>Value</text:p>
          </table:table-cell>
          <table:table-cell table:style-name="ce19" office:value-type="string" calcext:value-type="string">
            <text:p><text:s/>Footprint</text:p>
          </table:table-cell>
          <table:table-cell table:style-name="ce19" table:number-columns-repeated="1019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lockIOT_libs:CR2032_SMD_SKST-2007D</text:p>
          </table:table-cell>
          <table:table-cell table:number-columns-repeated="1019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,C2,C3,C4,C5,C6,C7,C8,C9,C10,C11,C12,C13,C14,C15,C16,C22,C24,C26,C29,C30,C31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7,C23,C25,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,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,C20,C21,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,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,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ClockIOT_libs:SOT-143</text:p>
          </table:table-cell>
          <table:table-cell table:number-columns-repeated="1019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lockIOT_libs:LED-0805</text:p>
          </table:table-cell>
          <table:table-cell table:number-columns-repeated="1019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,LDR2,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lockIOT_libs:r_0805_ldr_2</text:p>
          </table:table-cell>
          <table:table-cell table:number-columns-repeated="1019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ClockIOT_libs:USB_Micro-B_seeed-320010561</text:p>
          </table:table-cell>
          <table:table-cell table:number-columns-repeated="1019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,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ClockIOT_libs:SOT-363_SC-70-6</text:p>
          </table:table-cell>
          <table:table-cell table:number-columns-repeated="1019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2,R16,R18,R22,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R6,R7,R10,R11,R12,R13,R24,R25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,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R20,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3,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2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ClockIOT_libs:APA102</text:p>
          </table:table-cell>
          <table:table-cell table:number-columns-repeated="1019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9,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lockIOT_libs:esp_wroom_32</text:p>
          </table:table-cell>
          <table:table-cell table:number-columns-repeated="1019"/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lockIOT_libs:DS3231</text:p>
          </table:table-cell>
          <table:table-cell table:number-columns-repeated="1019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1,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ClockIOT_libs:SOT-223-3_TabPin2</text:p>
          </table:table-cell>
          <table:table-cell table:number-columns-repeated="1019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2,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ClockIOT_libs:QFN-28-1EP_5x5mm_Pitch0.5mm</text:p>
          </table:table-cell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E1,BITE2,BITE5,BITE6,BITE7,BITE8,BITE3,BITE4,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ClockIOT_libs:mouse-bite-2.54mm-slot_OSH</text:p>
          </table:table-cell>
          <table:table-cell table:number-columns-repeated="1019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,G7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ClockIOT_libs:Logo-WL3</text:p>
          </table:table-cell>
          <table:table-cell table:number-columns-repeated="1019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2,G8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ClockIOT_libs:KiCad-Logo2_6mm_SilkScreen</text:p>
          </table:table-cell>
          <table:table-cell table:number-columns-repeated="1019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,G9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lockIOT_libs:OSHW_6mm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B1,HB2,HB3,HB4,HB5,HB6,HB7,HB8,HB9,HB10,HB11,HB12,HB13,HB14,HB15,HB16,HB17,HB18,HB19,HB20,HB21,HB22,HB23,HB24,HB25,HB26,HB27,HB28,HB29,HB30,HB31,HB32,HB33,HB34,HB35,HB36,HB37,HB38,HB39,HB40,HB41,HB42,HB43,HB44,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ClockIOT_libs:hole_baffle_2mm</text:p>
          </table:table-cell>
          <table:table-cell table:number-columns-repeated="101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45,HB46,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ClockIOT_libs:MountingHole_3.2mm_M3</text:p>
          </table:table-cell>
          <table:table-cell table:number-columns-repeated="101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MountingHole_3.2mm_M3_Pad_Via</text:p>
          </table:table-cell>
          <table:table-cell table:number-columns-repeated="1019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9,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10,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J15,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,J16,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,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,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,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,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lockIOT_libs:Header_ISP</text:p>
          </table:table-cell>
          <table:table-cell table:number-columns-repeated="1019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,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,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4,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5,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ClockIOT_libs:R_0402</text:p>
          </table:table-cell>
          <table:table-cell table:number-columns-repeated="101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,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ClockIOT_libs:Pin_Header_Straight_1x02</text:p>
          </table:table-cell>
          <table:table-cell table:number-columns-repeated="1019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40:BoM_PCB.E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A2:BoM_SCH.AMJ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1:13:08.66615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21:14:36.032788698</dc:date>
    <dc:creator>Anool Mahidharia</dc:creator>
    <meta:editing-duration>PT3H37M21S</meta:editing-duration>
    <meta:editing-cycles>24</meta:editing-cycles>
    <meta:generator>LibreOffice/5.1.6.2$Linux_X86_64 LibreOffice_project/10m0$Build-2</meta:generator>
    <meta:document-statistic meta:table-count="3" meta:cell-count="897" meta:object-count="0"/>
  </office:meta>
</office:document-meta>
</file>